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0" style:parent-style-name="Párrafodelista" style:list-style-name="LFO24" style:family="paragraph"/>
    <style:style style:name="P31" style:parent-style-name="Párrafodelista" style:list-style-name="LFO24" style:family="paragraph"/>
    <style:style style:name="P32" style:parent-style-name="Párrafodelista" style:list-style-name="LFO24" style:family="paragraph"/>
    <style:style style:name="P33" style:parent-style-name="Normal" style:list-style-name="LFO21" style:family="paragraph"/>
    <style:style style:name="P34" style:parent-style-name="Normal" style:list-style-name="LFO21" style:family="paragraph"/>
    <style:style style:name="P35" style:parent-style-name="Normal" style:list-style-name="LFO21" style:family="paragraph"/>
    <style:style style:name="P36" style:parent-style-name="Normal" style:list-style-name="LFO21" style:family="paragraph"/>
    <style:style style:name="P37" style:parent-style-name="Normal" style:list-style-name="LFO21" style:family="paragraph"/>
    <style:style style:name="P38" style:parent-style-name="Normal" style:list-style-name="LFO21" style:family="paragraph"/>
    <style:style style:name="P39" style:parent-style-name="Normal" style:list-style-name="LFO21" style:family="paragraph"/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Normal" style:list-style-name="LFO22" style:family="paragraph"/>
    <style:style style:name="P42" style:parent-style-name="Normal" style:list-style-name="LFO22" style:family="paragraph"/>
    <style:style style:name="P43" style:parent-style-name="Normal" style:list-style-name="LFO22" style:family="paragraph"/>
    <style:style style:name="P44" style:parent-style-name="Normal" style:list-style-name="LFO22" style:family="paragraph"/>
    <style:style style:name="P45" style:parent-style-name="Normal" style:list-style-name="LFO22" style:family="paragraph"/>
    <style:style style:name="P46" style:parent-style-name="Normal" style:list-style-name="LFO23" style:family="paragraph"/>
    <style:style style:name="P47" style:parent-style-name="Normal" style:list-style-name="LFO23" style:family="paragraph"/>
    <style:style style:name="P48" style:parent-style-name="Normal" style:list-style-name="LFO23" style:family="paragraph"/>
    <style:style style:name="P49" style:parent-style-name="Normal" style:list-style-name="LFO23" style:family="paragraph"/>
    <style:style style:name="P50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51" style:parent-style-name="Normal" style:list-style-name="LFO1" style:family="paragraph"/>
    <style:style style:name="P52" style:parent-style-name="Normal" style:list-style-name="LFO1" style:family="paragraph"/>
    <style:style style:name="P53" style:parent-style-name="Normal" style:list-style-name="LFO1" style:family="paragraph"/>
    <style:style style:name="P54" style:parent-style-name="Normal" style:list-style-name="LFO2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Normal" style:list-style-name="LFO2" style:family="paragraph"/>
    <style:style style:name="P57" style:parent-style-name="Normal" style:list-style-name="LFO2" style:family="paragraph"/>
    <style:style style:name="T58" style:parent-style-name="Fuentedepárrafopredeter." style:family="text">
      <style:text-properties fo:font-style="italic" style:font-style-asian="italic" style:font-style-complex="italic"/>
    </style:style>
    <style:style style:name="T59" style:parent-style-name="Fuentedepárrafopredeter." style:family="text">
      <style:text-properties fo:font-style="italic" style:font-style-asian="italic" style:font-style-complex="italic"/>
    </style:style>
    <style:style style:name="T60" style:parent-style-name="Fuentedepárrafopredeter." style:family="text">
      <style:text-properties fo:font-style="italic" style:font-style-asian="italic" style:font-style-complex="italic"/>
    </style:style>
    <style:style style:name="P61" style:parent-style-name="Normal" style:list-style-name="LFO2" style:family="paragraph"/>
    <style:style style:name="P62" style:parent-style-name="Normal" style:list-style-name="LFO2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Normal" style:list-style-name="LFO2" style:family="paragraph"/>
    <style:style style:name="P65" style:parent-style-name="Normal" style:list-style-name="LFO2" style:family="paragraph"/>
    <style:style style:name="P66" style:parent-style-name="Normal" style:list-style-name="LFO2" style:family="paragraph"/>
    <style:style style:name="T67" style:parent-style-name="Fuentedepárrafopredeter." style:family="text">
      <style:text-properties fo:font-style="italic" style:font-style-asian="italic" style:font-style-complex="italic"/>
    </style:style>
    <style:style style:name="P68" style:parent-style-name="Normal" style:list-style-name="LFO2" style:family="paragraph"/>
    <style:style style:name="P69" style:parent-style-name="Normal" style:list-style-name="LFO2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list-style-name="LFO2" style:family="paragraph"/>
    <style:style style:name="P72" style:parent-style-name="Normal" style:list-style-name="LFO2" style:family="paragraph"/>
    <style:style style:name="P73" style:parent-style-name="Normal" style:list-style-name="LFO2" style:family="paragraph"/>
    <style:style style:name="P74" style:parent-style-name="Normal" style:list-style-name="LFO2" style:family="paragraph"/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Normal" style:list-style-name="LFO2" style:family="paragraph"/>
    <style:style style:name="P77" style:parent-style-name="Normal" style:list-style-name="LFO2" style:family="paragraph"/>
    <style:style style:name="P78" style:parent-style-name="Normal" style:list-style-name="LFO2" style:family="paragraph"/>
    <style:style style:name="T79" style:parent-style-name="Fuentedepárrafopredeter." style:family="text">
      <style:text-properties fo:font-style="italic" style:font-style-asian="italic" style:font-style-complex="italic"/>
    </style:style>
    <style:style style:name="P80" style:parent-style-name="Normal" style:list-style-name="LFO2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list-style-name="LFO2" style:family="paragraph"/>
    <style:style style:name="P83" style:parent-style-name="Normal" style:list-style-name="LFO2" style:family="paragraph"/>
    <style:style style:name="P84" style:parent-style-name="Normal" style:list-style-name="LFO2" style:family="paragraph"/>
    <style:style style:name="T85" style:parent-style-name="Fuentedepárrafopredeter." style:family="text">
      <style:text-properties fo:font-style="italic" style:font-style-asian="italic" style:font-style-complex="italic"/>
    </style:style>
    <style:style style:name="T86" style:parent-style-name="Fuentedepárrafopredeter." style:family="text">
      <style:text-properties fo:font-style="italic" style:font-style-asian="italic" style:font-style-complex="italic"/>
    </style:style>
    <style:style style:name="T87" style:parent-style-name="Fuentedepárrafopredeter." style:family="text">
      <style:text-properties fo:font-style="italic" style:font-style-asian="italic" style:font-style-complex="italic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3" style:family="paragraph"/>
    <style:style style:name="P91" style:parent-style-name="Normal" style:list-style-name="LFO3" style:family="paragraph"/>
    <style:style style:name="P92" style:parent-style-name="Normal" style:list-style-name="LFO3" style:family="paragraph"/>
    <style:style style:name="P93" style:parent-style-name="Normal" style:list-style-name="LFO3" style:family="paragraph"/>
    <style:style style:name="P94" style:parent-style-name="Normal" style:list-style-name="LFO3" style:family="paragraph"/>
    <style:style style:name="P95" style:parent-style-name="Normal" style:list-style-name="LFO3" style:family="paragraph"/>
    <style:style style:name="P96" style:parent-style-name="Normal" style:list-style-name="LFO3" style:family="paragraph"/>
    <style:style style:name="P97" style:parent-style-name="Normal" style:family="paragraph">
      <style:paragraph-properties fo:break-before="page"/>
    </style:style>
    <style:style style:name="P98" style:parent-style-name="Normal" style:list-style-name="LFO4" style:family="paragraph"/>
    <style:style style:name="P99" style:parent-style-name="Normal" style:list-style-name="LFO4" style:family="paragraph"/>
    <style:style style:name="P100" style:parent-style-name="Normal" style:list-style-name="LFO4" style:family="paragraph"/>
    <style:style style:name="P101" style:parent-style-name="Normal" style:list-style-name="LFO5" style:family="paragraph"/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Normal" style:list-style-name="LFO5" style:family="paragraph"/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Normal" style:list-style-name="LFO5" style:family="paragraph"/>
    <style:style style:name="T106" style:parent-style-name="Fuentedepárrafopredeter." style:family="text">
      <style:text-properties fo:font-weight="bold" style:font-weight-asian="bold" style:font-weight-complex="bold"/>
    </style:style>
    <style:style style:name="P107" style:parent-style-name="Normal" style:list-style-name="LFO6" style:family="paragraph"/>
    <style:style style:name="P108" style:parent-style-name="Normal" style:list-style-name="LFO6" style:family="paragraph"/>
    <style:style style:name="P109" style:parent-style-name="Normal" style:list-style-name="LFO6" style:family="paragraph"/>
    <style:style style:name="P110" style:parent-style-name="Normal" style:list-style-name="LFO6" style:family="paragraph"/>
    <style:style style:name="P111" style:parent-style-name="Normal" style:list-style-name="LFO6" style:family="paragraph"/>
    <style:style style:name="P112" style:parent-style-name="Normal" style:list-style-name="LFO6" style:family="paragraph"/>
    <style:style style:name="P113" style:parent-style-name="Normal" style:list-style-name="LFO6" style:family="paragraph"/>
    <style:style style:name="P114" style:parent-style-name="Normal" style:list-style-name="LFO6" style:family="paragraph"/>
    <style:style style:name="P115" style:parent-style-name="Normal" style:family="paragraph">
      <style:paragraph-properties fo:break-before="page"/>
    </style:style>
    <style:style style:name="P116" style:parent-style-name="Normal" style:list-style-name="LFO7" style:family="paragraph"/>
    <style:style style:name="P117" style:parent-style-name="Normal" style:list-style-name="LFO7" style:family="paragraph"/>
    <style:style style:name="P118" style:parent-style-name="Normal" style:list-style-name="LFO7" style:family="paragraph"/>
    <style:style style:name="P119" style:parent-style-name="Normal" style:list-style-name="LFO7" style:family="paragraph"/>
    <style:style style:name="P120" style:parent-style-name="Normal" style:list-style-name="LFO8" style:family="paragraph"/>
    <style:style style:name="P121" style:parent-style-name="Normal" style:list-style-name="LFO8" style:family="paragraph"/>
    <style:style style:name="P122" style:parent-style-name="Normal" style:list-style-name="LFO8" style:family="paragraph"/>
    <style:style style:name="P123" style:parent-style-name="Normal" style:list-style-name="LFO8" style:family="paragraph"/>
    <style:style style:name="P124" style:parent-style-name="Normal" style:list-style-name="LFO8" style:family="paragraph"/>
    <style:style style:name="P125" style:parent-style-name="Normal" style:list-style-name="LFO9" style:family="paragraph"/>
    <style:style style:name="P126" style:parent-style-name="Normal" style:list-style-name="LFO9" style:family="paragraph"/>
    <style:style style:name="P127" style:parent-style-name="Normal" style:list-style-name="LFO9" style:family="paragraph"/>
    <style:style style:name="P128" style:parent-style-name="Normal" style:list-style-name="LFO9" style:family="paragraph"/>
    <style:style style:name="P129" style:parent-style-name="Normal" style:list-style-name="LFO9" style:family="paragraph"/>
    <style:style style:name="P130" style:parent-style-name="Normal" style:list-style-name="LFO9" style:family="paragraph"/>
    <style:style style:name="P131" style:parent-style-name="Normal" style:list-style-name="LFO9" style:family="paragraph"/>
    <style:style style:name="P132" style:parent-style-name="Normal" style:list-style-name="LFO9" style:family="paragraph"/>
    <style:style style:name="P133" style:parent-style-name="Normal" style:family="paragraph">
      <style:paragraph-properties fo:break-before="page"/>
    </style:style>
    <style:style style:name="P134" style:parent-style-name="Normal" style:list-style-name="LFO10" style:family="paragraph"/>
    <style:style style:name="P135" style:parent-style-name="Normal" style:list-style-name="LFO10" style:family="paragraph"/>
    <style:style style:name="P136" style:parent-style-name="Normal" style:list-style-name="LFO10" style:family="paragraph"/>
    <style:style style:name="P137" style:parent-style-name="Normal" style:list-style-name="LFO10" style:family="paragraph"/>
    <style:style style:name="P138" style:parent-style-name="Normal" style:list-style-name="LFO11" style:family="paragraph">
      <style:text-properties fo:language="en" fo:country="US"/>
    </style:style>
    <style:style style:name="P139" style:parent-style-name="Normal" style:list-style-name="LFO11" style:family="paragraph"/>
    <style:style style:name="P140" style:parent-style-name="Normal" style:list-style-name="LFO11" style:family="paragraph"/>
    <style:style style:name="P141" style:parent-style-name="Normal" style:list-style-name="LFO11" style:family="paragraph"/>
    <style:style style:name="P142" style:parent-style-name="Normal" style:list-style-name="LFO11" style:family="paragraph"/>
    <style:style style:name="P143" style:parent-style-name="Normal" style:list-style-name="LFO12" style:family="paragraph"/>
    <style:style style:name="P144" style:parent-style-name="Normal" style:list-style-name="LFO12" style:family="paragraph"/>
    <style:style style:name="P145" style:parent-style-name="Normal" style:list-style-name="LFO12" style:family="paragraph"/>
    <style:style style:name="P146" style:parent-style-name="Normal" style:list-style-name="LFO12" style:family="paragraph"/>
    <style:style style:name="P147" style:parent-style-name="Normal" style:list-style-name="LFO12" style:family="paragraph"/>
    <style:style style:name="P148" style:parent-style-name="Normal" style:list-style-name="LFO12" style:family="paragraph"/>
    <style:style style:name="P149" style:parent-style-name="Normal" style:list-style-name="LFO12" style:family="paragraph"/>
    <style:style style:name="P150" style:parent-style-name="Normal" style:list-style-name="LFO12" style:family="paragraph"/>
    <style:style style:name="P151" style:parent-style-name="Normal" style:family="paragraph">
      <style:paragraph-properties fo:break-before="page"/>
    </style:style>
    <style:style style:name="P152" style:parent-style-name="Normal" style:list-style-name="LFO13" style:family="paragraph"/>
    <style:style style:name="P153" style:parent-style-name="Normal" style:list-style-name="LFO13" style:family="paragraph"/>
    <style:style style:name="P154" style:parent-style-name="Normal" style:list-style-name="LFO13" style:family="paragraph"/>
    <style:style style:name="P155" style:parent-style-name="Normal" style:list-style-name="LFO13" style:family="paragraph"/>
    <style:style style:name="P156" style:parent-style-name="Normal" style:list-style-name="LFO14" style:family="paragraph"/>
    <style:style style:name="P157" style:parent-style-name="Normal" style:list-style-name="LFO14" style:family="paragraph"/>
    <style:style style:name="P158" style:parent-style-name="Normal" style:list-style-name="LFO14" style:family="paragraph"/>
    <style:style style:name="P159" style:parent-style-name="Normal" style:list-style-name="LFO14" style:family="paragraph"/>
    <style:style style:name="P160" style:parent-style-name="Normal" style:list-style-name="LFO15" style:family="paragraph"/>
    <style:style style:name="P161" style:parent-style-name="Normal" style:list-style-name="LFO15" style:family="paragraph"/>
    <style:style style:name="P162" style:parent-style-name="Normal" style:list-style-name="LFO15" style:family="paragraph"/>
    <style:style style:name="P163" style:parent-style-name="Normal" style:list-style-name="LFO15" style:family="paragraph"/>
    <style:style style:name="P164" style:parent-style-name="Normal" style:list-style-name="LFO15" style:family="paragraph"/>
    <style:style style:name="P165" style:parent-style-name="Normal" style:list-style-name="LFO15" style:family="paragraph"/>
    <style:style style:name="P166" style:parent-style-name="Normal" style:list-style-name="LFO15" style:family="paragraph"/>
    <style:style style:name="P167" style:parent-style-name="Normal" style:list-style-name="LFO15" style:family="paragraph"/>
    <style:style style:name="P168" style:parent-style-name="Normal" style:family="paragraph">
      <style:paragraph-properties fo:break-before="page"/>
    </style:style>
    <style:style style:name="P169" style:parent-style-name="Normal" style:list-style-name="LFO16" style:family="paragraph"/>
    <style:style style:name="P170" style:parent-style-name="Normal" style:list-style-name="LFO16" style:family="paragraph"/>
    <style:style style:name="P171" style:parent-style-name="Normal" style:list-style-name="LFO16" style:family="paragraph"/>
    <style:style style:name="P172" style:parent-style-name="Normal" style:list-style-name="LFO17" style:family="paragraph"/>
    <style:style style:name="P173" style:parent-style-name="Normal" style:list-style-name="LFO17" style:family="paragraph"/>
    <style:style style:name="P174" style:parent-style-name="Normal" style:list-style-name="LFO17" style:family="paragraph"/>
    <style:style style:name="P175" style:parent-style-name="Normal" style:list-style-name="LFO17" style:family="paragraph"/>
    <style:style style:name="P176" style:parent-style-name="Normal" style:list-style-name="LFO18" style:family="paragraph"/>
    <style:style style:name="P177" style:parent-style-name="Normal" style:list-style-name="LFO18" style:family="paragraph"/>
    <style:style style:name="P178" style:parent-style-name="Normal" style:list-style-name="LFO18" style:family="paragraph"/>
    <style:style style:name="P179" style:parent-style-name="Normal" style:list-style-name="LFO18" style:family="paragraph"/>
    <style:style style:name="P180" style:parent-style-name="Normal" style:list-style-name="LFO18" style:family="paragraph"/>
    <style:style style:name="P181" style:parent-style-name="Normal" style:list-style-name="LFO18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lan del curso: Introducción a Python e IA</text:p>
      <text:p text:style-name="Normal"><text:span text:style-name="T2">Ciclos Superiores DAM / DAW</text:span></text:p>
      <text:p text:style-name="TítuloTDC">Índice<text:line-break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08824237" office:target-frame-name="_top" xlink:show="replace"><text:span text:style-name="Hipervínculo">1. Introducción</text:span><text:tab/>3</text:a></text:p>
          <text:p text:style-name="P4"><text:a xlink:href="#_Toc208824238" office:target-frame-name="_top" xlink:show="replace"><text:span text:style-name="Hipervínculo">1.1. Contexto del curso</text:span><text:tab/>3</text:a></text:p>
          <text:p text:style-name="P5"><text:a xlink:href="#_Toc208824239" office:target-frame-name="_top" xlink:show="replace"><text:span text:style-name="Hipervínculo">1.2. Objetivos generales</text:span><text:tab/>3</text:a></text:p>
          <text:p text:style-name="P6"><text:a xlink:href="#_Toc208824240" office:target-frame-name="_top" xlink:show="replace"><text:span text:style-name="Hipervínculo">1.3. Competencias a desarrollar</text:span><text:tab/>4</text:a></text:p>
          <text:p text:style-name="P7"><text:a xlink:href="#_Toc208824241" office:target-frame-name="_top" xlink:show="replace"><text:span text:style-name="Hipervínculo">RA1 – Introducción a Python</text:span><text:tab/>5</text:a></text:p>
          <text:p text:style-name="P8"><text:a xlink:href="#_Toc208824242" office:target-frame-name="_top" xlink:show="replace"><text:span text:style-name="Hipervínculo">Objetivos</text:span><text:tab/>5</text:a></text:p>
          <text:p text:style-name="P9"><text:a xlink:href="#_Toc208824243" office:target-frame-name="_top" xlink:show="replace"><text:span text:style-name="Hipervínculo">Contenidos Propuestos</text:span><text:tab/>5</text:a></text:p>
          <text:p text:style-name="P10"><text:a xlink:href="#_Toc208824244" office:target-frame-name="_top" xlink:show="replace"><text:span text:style-name="Hipervínculo">RA2 – Tratamiento de información con Numpy y Pandas</text:span><text:tab/>7</text:a></text:p>
          <text:p text:style-name="P11"><text:a xlink:href="#_Toc208824245" office:target-frame-name="_top" xlink:show="replace"><text:span text:style-name="Hipervínculo">Objetivos</text:span><text:tab/>7</text:a></text:p>
          <text:p text:style-name="P12"><text:a xlink:href="#_Toc208824246" office:target-frame-name="_top" xlink:show="replace"><text:span text:style-name="Hipervínculo">Contenidos Propuestos</text:span><text:tab/>7</text:a></text:p>
          <text:p text:style-name="P13"><text:a xlink:href="#_Toc208824247" office:target-frame-name="_top" xlink:show="replace"><text:span text:style-name="Hipervínculo">Criterios de Evaluación</text:span><text:tab/>7</text:a></text:p>
          <text:p text:style-name="P14"><text:a xlink:href="#_Toc208824248" office:target-frame-name="_top" xlink:show="replace"><text:span text:style-name="Hipervínculo">RA3 – Procesamiento de Lenguaje Natural e Introducción a IA</text:span><text:tab/>8</text:a></text:p>
          <text:p text:style-name="P15"><text:a xlink:href="#_Toc208824249" office:target-frame-name="_top" xlink:show="replace"><text:span text:style-name="Hipervínculo">Objetivos</text:span><text:tab/>8</text:a></text:p>
          <text:p text:style-name="P16"><text:a xlink:href="#_Toc208824250" office:target-frame-name="_top" xlink:show="replace"><text:span text:style-name="Hipervínculo">Contenidos Propuestos</text:span><text:tab/>8</text:a></text:p>
          <text:p text:style-name="P17"><text:a xlink:href="#_Toc208824251" office:target-frame-name="_top" xlink:show="replace"><text:span text:style-name="Hipervínculo">Criterios de Evaluación</text:span><text:tab/>8</text:a></text:p>
          <text:p text:style-name="P18"><text:a xlink:href="#_Toc208824252" office:target-frame-name="_top" xlink:show="replace"><text:span text:style-name="Hipervínculo">RA4 – Aplicaciones web con Python (Flask / Chatbot sencillo)</text:span><text:tab/>9</text:a></text:p>
          <text:p text:style-name="P19"><text:a xlink:href="#_Toc208824253" office:target-frame-name="_top" xlink:show="replace"><text:span text:style-name="Hipervínculo">Objetivos</text:span><text:tab/>9</text:a></text:p>
          <text:p text:style-name="P20"><text:a xlink:href="#_Toc208824254" office:target-frame-name="_top" xlink:show="replace"><text:span text:style-name="Hipervínculo">Contenidos Propuestos</text:span><text:tab/>9</text:a></text:p>
          <text:p text:style-name="P21"><text:a xlink:href="#_Toc208824255" office:target-frame-name="_top" xlink:show="replace"><text:span text:style-name="Hipervínculo">Criterios de Evaluación</text:span><text:tab/>9</text:a></text:p>
          <text:p text:style-name="P22"><text:a xlink:href="#_Toc208824256" office:target-frame-name="_top" xlink:show="replace"><text:span text:style-name="Hipervínculo">RA5 – Visualización de datos (Matplotlib, Seaborn, Graphviz)</text:span><text:tab/>10</text:a></text:p>
          <text:p text:style-name="P23"><text:a xlink:href="#_Toc208824257" office:target-frame-name="_top" xlink:show="replace"><text:span text:style-name="Hipervínculo">Objetivos</text:span><text:tab/>10</text:a></text:p>
          <text:p text:style-name="P24"><text:a xlink:href="#_Toc208824258" office:target-frame-name="_top" xlink:show="replace"><text:span text:style-name="Hipervínculo">Contenidos Propuestos</text:span><text:tab/>10</text:a></text:p>
          <text:p text:style-name="P25"><text:a xlink:href="#_Toc208824259" office:target-frame-name="_top" xlink:show="replace"><text:span text:style-name="Hipervínculo">Criterios de Evaluación</text:span><text:tab/>10</text:a></text:p>
          <text:p text:style-name="P26"><text:a xlink:href="#_Toc208824260" office:target-frame-name="_top" xlink:show="replace"><text:span text:style-name="Hipervínculo">RA6 – Recursos transversales (Colab, Kaggle, Datasets)</text:span><text:tab/>11</text:a></text:p>
          <text:p text:style-name="P27"><text:a xlink:href="#_Toc208824261" office:target-frame-name="_top" xlink:show="replace"><text:span text:style-name="Hipervínculo">Objetivos</text:span><text:tab/>11</text:a></text:p>
          <text:p text:style-name="P28"><text:a xlink:href="#_Toc208824262" office:target-frame-name="_top" xlink:show="replace"><text:span text:style-name="Hipervínculo">Contenidos Propuestos</text:span><text:tab/>11</text:a></text:p>
          <text:p text:style-name="P29"><text:a xlink:href="#_Toc208824263" office:target-frame-name="_top" xlink:show="replace"><text:span text:style-name="Hipervínculo">Criterios de Evaluación</text:span><text:tab/>11</text:a></text:p>
        </text:index-body>
      </text:table-of-content>
      <text:p text:style-name="Normal"/>
      <text:h text:style-name="Título1" text:outline-level="1"><text:bookmark-start text:name="_Toc208824237"/>1. Introducción<text:bookmark-end text:name="_Toc208824237"/></text:h>
      <text:h text:style-name="Título2" text:outline-level="2"><text:bookmark-start text:name="_Toc208824238"/>1.1. Contexto del curso<text:bookmark-end text:name="_Toc208824238"/></text:h>
      <text:p text:style-name="Normal">El presente curso se enmarca dentro de los ciclos formativos de grado superior en Desarrollo de Aplicaciones Multiplataforma (DAM) y Desarrollo de Aplicaciones Web (DAW).</text:p>
      <text:p text:style-name="Normal"><text:line-break/>Su finalidad es dotar al alumnado de los conocimientos y habilidades necesarias para:</text:p>
      <text:list text:style-name="LFO24" text:continue-numbering="true">
        <text:list-item>
          <text:p text:style-name="P30">Introducirse en el lenguaje Python como base para el desarrollo de aplicaciones de Inteligencia Artificial.</text:p>
        </text:list-item>
        <text:list-item>
          <text:p text:style-name="P31">Conocer y aplicar las principales librerías para el tratamiento de datos, aprendizaje automático, visualización y desarrollo de aplicaciones web.</text:p>
        </text:list-item>
        <text:list-item>
          <text:p text:style-name="P32">Desarrollar un proyecto práctico que integre las competencias adquiridas en un chatbot funcional, capaz de interactuar con el usuario a través de la web y apoyado en técnicas básicas de procesamiento de lenguaje natural.</text:p>
        </text:list-item>
      </text:list>
      <text:p text:style-name="Normal">Este curso no pretende formar especialistas en IA de forma exhaustiva, sino proporcionar una base sólida, práctica y transversal que prepare al alumnado para afrontar futuros proyectos relacionados con el análisis de datos, el aprendizaje automático y el desarrollo de aplicaciones inteligentes.</text:p>
      <text:h text:style-name="Título2" text:outline-level="2"><text:bookmark-start text:name="_Toc208824239"/>1.2. Objetivos generales<text:bookmark-end text:name="_Toc208824239"/></text:h>
      <text:list text:style-name="LFO21" text:continue-numbering="true">
        <text:list-item>
          <text:p text:style-name="P33">Aprender los fundamentos de Python como lenguaje de programación flexible, sencillo y orientado a la ciencia de datos y la inteligencia artificial.</text:p>
        </text:list-item>
        <text:list-item>
          <text:p text:style-name="P34">Manejar librerías especializadas para el tratamiento, análisis y visualización de datos (Numpy, Pandas, Matplotlib, Seaborn, Graphviz).</text:p>
        </text:list-item>
        <text:list-item>
          <text:p text:style-name="P35">Comprender los conceptos básicos de IA y Machine Learning, con especial atención al procesamiento de lenguaje natural mediante TensorFlow y Scikit-learn.</text:p>
        </text:list-item>
        <text:list-item>
          <text:p text:style-name="P36">Desarrollar aplicaciones web con Flask que integren modelos de IA y permitan la creación de chatbots sencillos.</text:p>
        </text:list-item>
        <text:list-item>
          <text:p text:style-name="P37">Adquirir competencias en herramientas transversales (Git, GitHub/GitLab, Google Colab, Kaggle) que faciliten el trabajo colaborativo y la gestión de proyectos.</text:p>
        </text:list-item>
        <text:list-item>
          <text:p text:style-name="P38">Fomentar el aprendizaje autónomo y la capacidad crítica, aplicando los conocimientos a datasets y problemas reales.</text:p>
        </text:list-item>
        <text:list-item>
          <text:p text:style-name="P39">Potenciar la empleabilidad del alumnado, capacitándolo para afrontar entornos de trabajo donde la programación en Python y la IA son cada vez más demandadas.</text:p>
        </text:list-item>
      </text:list>
      <text:p text:style-name="Normal"><text:span text:style-name="T40"><draw:custom-shape svg:x="0in" svg:y="0in" svg:width="45.51042in" svg:height="0.00139in" draw:z-index="0" draw:id="id0" draw:style-name="a0" draw:name="Horizontal Line 68" text:anchor-type="as-char"><svg:title/><svg:desc/><draw:enhanced-geometry draw:type="non-primitive" svg:viewBox="0 0 21600 21600" draw:enhanced-path="M 0 0 L 21600 0 21600 21600 0 21600 Z N"/></draw:custom-shape></text:span></text:p>
      <text:h text:style-name="Título2" text:outline-level="2"><text:bookmark-start text:name="_Toc208824240"/>1.3. Competencias a desarrollar<text:bookmark-end text:name="_Toc208824240"/></text:h>
      <text:p text:style-name="Normal">Competencias específicas</text:p>
      <text:list text:style-name="LFO22" text:continue-numbering="true">
        <text:list-item>
          <text:p text:style-name="P41">Capacidad para programar en Python aplicando estructuras de control, funciones, colecciones y programación orientada a objetos.</text:p>
        </text:list-item>
        <text:list-item>
          <text:p text:style-name="P42">Habilidad para gestionar, transformar y analizar datos mediante librerías de Python.</text:p>
        </text:list-item>
        <text:list-item>
          <text:p text:style-name="P43">Conocimiento y aplicación de técnicas básicas de IA y NLP para resolver problemas sencillos de clasificación de texto.</text:p>
        </text:list-item>
        <text:list-item>
          <text:p text:style-name="P44">Desarrollo de aplicaciones web funcionales que integren modelos de IA.</text:p>
        </text:list-item>
        <text:list-item>
          <text:p text:style-name="P45">Capacidad para representar información visualmente y comunicar resultados a través de gráficos y diagramas.</text:p>
        </text:list-item>
      </text:list>
      <text:p text:style-name="Normal">Competencias transversales</text:p>
      <text:list text:style-name="LFO23" text:continue-numbering="true">
        <text:list-item>
          <text:p text:style-name="P46">Gestión de proyectos en la nube con Google Colab y Kaggle.</text:p>
        </text:list-item>
        <text:list-item>
          <text:p text:style-name="P47">Comunicación técnica escrita, mediante documentación clara y estructurada en Markdown y notebooks.</text:p>
        </text:list-item>
        <text:list-item>
          <text:p text:style-name="P48">Pensamiento crítico y resolución de problemas, aplicando la teoría a casos reales.</text:p>
        </text:list-item>
        <text:list-item>
          <text:p text:style-name="P49">Autonomía en el aprendizaje, mediante la búsqueda y uso de documentación oficial y recursos de apoyo.</text:p>
        </text:list-item>
      </text:list>
      <text:p text:style-name="P50"/>
      <text:h text:style-name="Título1" text:outline-level="1"><text:bookmark-start text:name="_Toc208824241"/><text:soft-page-break/>RA1 – Introducción a Python<text:bookmark-end text:name="_Toc208824241"/></text:h>
      <text:h text:style-name="Título2" text:outline-level="2"><text:bookmark-start text:name="_Toc208824242"/>Objetivos<text:bookmark-end text:name="_Toc208824242"/></text:h>
      <text:list text:style-name="LFO1" text:continue-numbering="true">
        <text:list-item>
          <text:p text:style-name="P51">Familiarizar al alumnado con la sintaxis y estructuras básicas de Python.</text:p>
        </text:list-item>
        <text:list-item>
          <text:p text:style-name="P52">Adquirir autonomía en el uso de entornos de desarrollo.</text:p>
        </text:list-item>
        <text:list-item>
          <text:p text:style-name="P53">Introducir las bases del pensamiento algorítmico con Python como lenguaje de referencia.</text:p>
        </text:list-item>
      </text:list>
      <text:h text:style-name="Título2" text:outline-level="2"><text:bookmark-start text:name="_Toc208824243"/>Contenidos Propuestos<text:bookmark-end text:name="_Toc208824243"/></text:h>
      <text:list text:style-name="LFO2" text:continue-numbering="true">
        <text:list-item>
          <text:p text:style-name="P54"><text:span text:style-name="T55">Entorno de trabajo</text:span></text:p>
          <text:list text:continue-numbering="true">
            <text:list-item>
              <text:p text:style-name="P56">Instalación de Python y configuración del entorno.</text:p>
            </text:list-item>
            <text:list-item>
              <text:p text:style-name="P57">Uso de<text:s/><text:span text:style-name="T58">Jupyter Notebook</text:span>,<text:s/><text:span text:style-name="T59">Google Colab</text:span><text:s/>y/o<text:s/><text:span text:style-name="T60">Visual Studio Code</text:span>.</text:p>
            </text:list-item>
            <text:list-item>
              <text:p text:style-name="P61">Primer script en Python.</text:p>
            </text:list-item>
          </text:list>
        </text:list-item>
        <text:list-item>
          <text:p text:style-name="P62"><text:span text:style-name="T63">Sintaxis básica y tipos de datos</text:span></text:p>
          <text:list text:continue-numbering="true">
            <text:list-item>
              <text:p text:style-name="P64">Variables, constantes y operadores.</text:p>
            </text:list-item>
            <text:list-item>
              <text:p text:style-name="P65">Tipos de datos: numéricos, booleanos, cadenas.</text:p>
            </text:list-item>
            <text:list-item>
              <text:p text:style-name="P66">Conversión de tipos (<text:span text:style-name="T67">casting</text:span>).</text:p>
            </text:list-item>
            <text:list-item>
              <text:p text:style-name="P68">Entrada y salida de datos.</text:p>
            </text:list-item>
          </text:list>
        </text:list-item>
        <text:list-item>
          <text:p text:style-name="P69"><text:span text:style-name="T70">Estructuras de control</text:span></text:p>
          <text:list text:continue-numbering="true">
            <text:list-item>
              <text:p text:style-name="P71">Condicionales (if, elif, else).</text:p>
            </text:list-item>
            <text:list-item>
              <text:p text:style-name="P72">Bucles (for, while).</text:p>
            </text:list-item>
            <text:list-item>
              <text:p text:style-name="P73">Manejo de errores básicos con try/except.</text:p>
            </text:list-item>
          </text:list>
        </text:list-item>
        <text:list-item>
          <text:p text:style-name="P74"><text:span text:style-name="T75">Colecciones de datos</text:span></text:p>
          <text:list text:continue-numbering="true">
            <text:list-item>
              <text:p text:style-name="P76">Listas, tuplas, conjuntos y diccionarios.</text:p>
            </text:list-item>
            <text:list-item>
              <text:p text:style-name="P77">Operaciones básicas de búsqueda, inserción y borrado.</text:p>
            </text:list-item>
            <text:list-item>
              <text:p text:style-name="P78">Comprensiones de listas (<text:span text:style-name="T79">list comprehensions</text:span>).</text:p>
            </text:list-item>
          </text:list>
        </text:list-item>
        <text:list-item>
          <text:p text:style-name="P80"><text:span text:style-name="T81">Funciones y modularidad</text:span></text:p>
          <text:list text:continue-numbering="true">
            <text:list-item>
              <text:p text:style-name="P82">Definición y llamada de funciones.</text:p>
            </text:list-item>
            <text:list-item>
              <text:p text:style-name="P83">Argumentos y valores de retorno.</text:p>
            </text:list-item>
            <text:list-item>
              <text:p text:style-name="P84">Uso de librerías estándar (<text:span text:style-name="T85">math</text:span>,<text:s/><text:span text:style-name="T86">random</text:span>,<text:s/><text:span text:style-name="T87">datetime</text:span>).</text:p>
            </text:list-item>
          </text:list>
        </text:list-item>
      </text:list>
      <text:p text:style-name="P88"/>
      <text:p text:style-name="P89">Criterios de Evaluación</text:p>
      <text:list text:style-name="LFO3" text:continue-numbering="true">
        <text:list-item>
          <text:p text:style-name="P90">Instalación y uso correcto del entorno de desarrollo.</text:p>
        </text:list-item>
        <text:list-item>
          <text:p text:style-name="P91">Uso adecuado de tipos de datos y operadores.</text:p>
        </text:list-item>
        <text:list-item>
          <text:p text:style-name="P92">Implementación de estructuras de control en ejercicios.</text:p>
        </text:list-item>
        <text:list-item>
          <text:p text:style-name="P93">Manejo de colecciones en programas básicos.</text:p>
        </text:list-item>
        <text:list-item>
          <text:p text:style-name="P94">Creación y uso de funciones propias.</text:p>
        </text:list-item>
        <text:list-item>
          <text:p text:style-name="P95">Entrega de prácticas documentadas con código comentado.</text:p>
        </text:list-item>
        <text:list-item>
          <text:p text:style-name="P96">Resolución autónoma de ejercicios propuestos.</text:p>
        </text:list-item>
      </text:list>
      <text:p text:style-name="P97"/>
      <text:p text:style-name="Normal"/>
      <text:h text:style-name="Título1" text:outline-level="1"><text:bookmark-start text:name="_Toc208824244"/>RA2 – Tratamiento de información con Numpy y Pandas<text:bookmark-end text:name="_Toc208824244"/></text:h>
      <text:p text:style-name="Normal"/>
      <text:h text:style-name="Título2" text:outline-level="2"><text:bookmark-start text:name="_Toc208824245"/>Objetivos<text:bookmark-end text:name="_Toc208824245"/></text:h>
      <text:list text:style-name="LFO4" text:continue-numbering="true">
        <text:list-item>
          <text:p text:style-name="P98">Comprender el uso de librerías externas en Python.</text:p>
        </text:list-item>
        <text:list-item>
          <text:p text:style-name="P99">Manipular y analizar datos en estructuras optimizadas.</text:p>
        </text:list-item>
        <text:list-item>
          <text:p text:style-name="P100">Sentar las bases para trabajar con datasets en IA.</text:p>
        </text:list-item>
      </text:list>
      <text:h text:style-name="Título2" text:outline-level="2"><text:bookmark-start text:name="_Toc208824246"/>Contenidos Propuestos<text:bookmark-end text:name="_Toc208824246"/></text:h>
      <text:list text:style-name="LFO5" text:continue-numbering="true">
        <text:list-item>
          <text:p text:style-name="P101"><text:span text:style-name="T102">Numpy</text:span>: arrays, operaciones, indexación, álgebra lineal.</text:p>
        </text:list-item>
        <text:list-item>
          <text:p text:style-name="P103"><text:span text:style-name="T104">Pandas</text:span>: Series, DataFrames, lectura/escritura de datos, filtrado, limpieza de datos.</text:p>
        </text:list-item>
        <text:list-item>
          <text:p text:style-name="P105"><text:span text:style-name="T106">Aplicaciones prácticas</text:span>: análisis exploratorio en datasets (Iris, Titanic).</text:p>
        </text:list-item>
      </text:list>
      <text:h text:style-name="Título2" text:outline-level="2"><text:bookmark-start text:name="_Toc208824247"/>Criterios de Evaluación<text:bookmark-end text:name="_Toc208824247"/></text:h>
      <text:list text:style-name="LFO6" text:continue-numbering="true">
        <text:list-item>
          <text:p text:style-name="P107">Instalación y uso correcto de librerías.</text:p>
        </text:list-item>
        <text:list-item>
          <text:p text:style-name="P108">Uso de arrays en Numpy para operaciones estadísticas.</text:p>
        </text:list-item>
        <text:list-item>
          <text:p text:style-name="P109">Aplicación de indexación y filtrado en DataFrames.</text:p>
        </text:list-item>
        <text:list-item>
          <text:p text:style-name="P110">Importación/exportación de datos en distintos formatos.</text:p>
        </text:list-item>
        <text:list-item>
          <text:p text:style-name="P111">Manejo correcto de nulos y duplicados.</text:p>
        </text:list-item>
        <text:list-item>
          <text:p text:style-name="P112">Uso de funciones estadísticas y groupby.</text:p>
        </text:list-item>
        <text:list-item>
          <text:p text:style-name="P113">Mini-proyecto de limpieza y análisis de dataset real.</text:p>
        </text:list-item>
        <text:list-item>
          <text:p text:style-name="P114">Claridad y buenas prácticas en el código.</text:p>
        </text:list-item>
      </text:list>
      <text:p text:style-name="P115"/>
      <text:h text:style-name="Título1" text:outline-level="1"><text:bookmark-start text:name="_Toc208824248"/><text:soft-page-break/>RA3 – Procesamiento de Lenguaje Natural e Introducción a IA<text:bookmark-end text:name="_Toc208824248"/></text:h>
      <text:h text:style-name="Título2" text:outline-level="2"><text:bookmark-start text:name="_Toc208824249"/>Objetivos<text:bookmark-end text:name="_Toc208824249"/></text:h>
      <text:list text:style-name="LFO7" text:continue-numbering="true">
        <text:list-item>
          <text:p text:style-name="P116">Conocer los fundamentos del aprendizaje automático.</text:p>
        </text:list-item>
        <text:list-item>
          <text:p text:style-name="P117">Comprender el flujo de un modelo de IA.</text:p>
        </text:list-item>
        <text:list-item>
          <text:p text:style-name="P118">Procesar y representar texto para su uso en modelos.</text:p>
        </text:list-item>
        <text:list-item>
          <text:p text:style-name="P119">Entrenar un modelo de clasificación con TensorFlow/Scikit-learn.</text:p>
        </text:list-item>
      </text:list>
      <text:h text:style-name="Título2" text:outline-level="2"><text:bookmark-start text:name="_Toc208824250"/>Contenidos Propuestos<text:bookmark-end text:name="_Toc208824250"/></text:h>
      <text:list text:style-name="LFO8" text:continue-numbering="true">
        <text:list-item>
          <text:p text:style-name="P120">Introducción a IA y Machine Learning.</text:p>
        </text:list-item>
        <text:list-item>
          <text:p text:style-name="P121">Preprocesamiento de texto: tokenización, normalización, TF-IDF, embeddings.</text:p>
        </text:list-item>
        <text:list-item>
          <text:p text:style-name="P122">Clasificadores simples con Scikit-learn (Naive Bayes, Regresión logística).</text:p>
        </text:list-item>
        <text:list-item>
          <text:p text:style-name="P123">Modelos secuenciales con TensorFlow/Keras.</text:p>
        </text:list-item>
        <text:list-item>
          <text:p text:style-name="P124">Proyecto práctico: clasificador de SMS (spam/no spam).</text:p>
        </text:list-item>
      </text:list>
      <text:h text:style-name="Título2" text:outline-level="2"><text:bookmark-start text:name="_Toc208824251"/>Criterios de Evaluación<text:bookmark-end text:name="_Toc208824251"/></text:h>
      <text:list text:style-name="LFO9" text:continue-numbering="true">
        <text:list-item>
          <text:p text:style-name="P125">Comprensión del flujo de trabajo en IA.</text:p>
        </text:list-item>
        <text:list-item>
          <text:p text:style-name="P126">Correcto preprocesamiento de texto.</text:p>
        </text:list-item>
        <text:list-item>
          <text:p text:style-name="P127">Uso de representaciones de texto adecuadas.</text:p>
        </text:list-item>
        <text:list-item>
          <text:p text:style-name="P128">Implementación de modelos de clasificación.</text:p>
        </text:list-item>
        <text:list-item>
          <text:p text:style-name="P129">Evaluación de métricas (accuracy, precision, recall).</text:p>
        </text:list-item>
        <text:list-item>
          <text:p text:style-name="P130">Uso correcto de Colab/Jupyter.</text:p>
        </text:list-item>
        <text:list-item>
          <text:p text:style-name="P131">Entrega de mini-proyecto con dataset real.</text:p>
        </text:list-item>
        <text:list-item>
          <text:p text:style-name="P132">Claridad y buenas prácticas en el código.</text:p>
        </text:list-item>
      </text:list>
      <text:p text:style-name="P133"/>
      <text:h text:style-name="Título1" text:outline-level="1"><text:bookmark-start text:name="_Toc208824252"/><text:soft-page-break/>RA4 – Aplicaciones web con Python (Flask / Chatbot sencillo)<text:bookmark-end text:name="_Toc208824252"/></text:h>
      <text:h text:style-name="Título2" text:outline-level="2"><text:bookmark-start text:name="_Toc208824253"/>Objetivos<text:bookmark-end text:name="_Toc208824253"/></text:h>
      <text:list text:style-name="LFO10" text:continue-numbering="true">
        <text:list-item>
          <text:p text:style-name="P134">Comprender el funcionamiento de un servidor web en Python.</text:p>
        </text:list-item>
        <text:list-item>
          <text:p text:style-name="P135">Crear aplicaciones web con Flask.</text:p>
        </text:list-item>
        <text:list-item>
          <text:p text:style-name="P136">Exponer modelos de IA a través de APIs.</text:p>
        </text:list-item>
        <text:list-item>
          <text:p text:style-name="P137">Desarrollar un chatbot básico accesible vía navegador.</text:p>
        </text:list-item>
      </text:list>
      <text:h text:style-name="Título2" text:outline-level="2"><text:bookmark-start text:name="_Toc208824254"/>Contenidos Propuestos<text:bookmark-end text:name="_Toc208824254"/></text:h>
      <text:list text:style-name="LFO11" text:continue-numbering="true">
        <text:list-item>
          <text:p text:style-name="P138">Introducción a Flask: rutas, GET/POST.</text:p>
        </text:list-item>
        <text:list-item>
          <text:p text:style-name="P139">Plantillas y formularios (HTML + Jinja2).</text:p>
        </text:list-item>
        <text:list-item>
          <text:p text:style-name="P140">Creación de APIs REST con JSON.</text:p>
        </text:list-item>
        <text:list-item>
          <text:p text:style-name="P141">Integración con modelos de IA entrenados.</text:p>
        </text:list-item>
        <text:list-item>
          <text:p text:style-name="P142">Proyecto práctico: chatbot de preguntas frecuentes.</text:p>
        </text:list-item>
      </text:list>
      <text:h text:style-name="Título2" text:outline-level="2"><text:bookmark-start text:name="_Toc208824255"/>Criterios de Evaluación<text:bookmark-end text:name="_Toc208824255"/></text:h>
      <text:list text:style-name="LFO12" text:continue-numbering="true">
        <text:list-item>
          <text:p text:style-name="P143">Creación y ejecución de un servidor Flask básico.</text:p>
        </text:list-item>
        <text:list-item>
          <text:p text:style-name="P144">Definición correcta de rutas y métodos HTTP.</text:p>
        </text:list-item>
        <text:list-item>
          <text:p text:style-name="P145">Uso de plantillas HTML y formularios.</text:p>
        </text:list-item>
        <text:list-item>
          <text:p text:style-name="P146">Implementación de endpoints REST.</text:p>
        </text:list-item>
        <text:list-item>
          <text:p text:style-name="P147">Integración con un modelo de IA.</text:p>
        </text:list-item>
        <text:list-item>
          <text:p text:style-name="P148">Desarrollo de chatbot funcional.</text:p>
        </text:list-item>
        <text:list-item>
          <text:p text:style-name="P149">Estructura clara del proyecto.</text:p>
        </text:list-item>
        <text:list-item>
          <text:p text:style-name="P150">Documentación y entrega del mini-proyecto.</text:p>
        </text:list-item>
      </text:list>
      <text:p text:style-name="P151"/>
      <text:h text:style-name="Título1" text:outline-level="1"><text:bookmark-start text:name="_Toc208824256"/><text:soft-page-break/>RA5 – Visualización de datos (Matplotlib, Seaborn, Graphviz)<text:bookmark-end text:name="_Toc208824256"/></text:h>
      <text:h text:style-name="Título2" text:outline-level="2"><text:bookmark-start text:name="_Toc208824257"/>Objetivos<text:bookmark-end text:name="_Toc208824257"/></text:h>
      <text:list text:style-name="LFO13" text:continue-numbering="true">
        <text:list-item>
          <text:p text:style-name="P152">Manejar librerías de visualización.</text:p>
        </text:list-item>
        <text:list-item>
          <text:p text:style-name="P153">Representar datos en gráficos básicos y avanzados.</text:p>
        </text:list-item>
        <text:list-item>
          <text:p text:style-name="P154">Comunicar hallazgos mediante gráficos.</text:p>
        </text:list-item>
        <text:list-item>
          <text:p text:style-name="P155">Visualizar flujos y estructuras con Graphviz.</text:p>
        </text:list-item>
      </text:list>
      <text:h text:style-name="Título2" text:outline-level="2"><text:bookmark-start text:name="_Toc208824258"/>Contenidos Propuestos<text:bookmark-end text:name="_Toc208824258"/></text:h>
      <text:list text:style-name="LFO14" text:continue-numbering="true">
        <text:list-item>
          <text:p text:style-name="P156">Matplotlib: gráficos básicos, personalización, subplots.</text:p>
        </text:list-item>
        <text:list-item>
          <text:p text:style-name="P157">Seaborn: gráficos estadísticos, heatmaps, integración con pandas.</text:p>
        </text:list-item>
        <text:list-item>
          <text:p text:style-name="P158">Graphviz: nodos, aristas, diagramas de flujos y árboles.</text:p>
        </text:list-item>
        <text:list-item>
          <text:p text:style-name="P159">Proyecto práctico: exploración visual de un dataset + diagrama de flujo chatbot.</text:p>
        </text:list-item>
      </text:list>
      <text:h text:style-name="Título2" text:outline-level="2"><text:bookmark-start text:name="_Toc208824259"/>Criterios de Evaluación<text:bookmark-end text:name="_Toc208824259"/></text:h>
      <text:list text:style-name="LFO15" text:continue-numbering="true">
        <text:list-item>
          <text:p text:style-name="P160">Uso correcto de Matplotlib.</text:p>
        </text:list-item>
        <text:list-item>
          <text:p text:style-name="P161">Aplicación de Seaborn en análisis exploratorio.</text:p>
        </text:list-item>
        <text:list-item>
          <text:p text:style-name="P162">Interpretación de gráficos en relación con datasets.</text:p>
        </text:list-item>
        <text:list-item>
          <text:p text:style-name="P163">Creación de diagramas en Graphviz.</text:p>
        </text:list-item>
        <text:list-item>
          <text:p text:style-name="P164">Claridad y legibilidad de gráficos.</text:p>
        </text:list-item>
        <text:list-item>
          <text:p text:style-name="P165">Entrega de notebook comentado.</text:p>
        </text:list-item>
        <text:list-item>
          <text:p text:style-name="P166">Proyecto de visualización aplicado.</text:p>
        </text:list-item>
        <text:list-item>
          <text:p text:style-name="P167">Explicación de resultados obtenidos.</text:p>
        </text:list-item>
      </text:list>
      <text:p text:style-name="P168"/>
      <text:h text:style-name="Título1" text:outline-level="1"><text:bookmark-start text:name="_Toc208824260"/><text:soft-page-break/>RA6 – Recursos transversales (Colab, Kaggle, Datasets)<text:bookmark-end text:name="_Toc208824260"/></text:h>
      <text:h text:style-name="Título2" text:outline-level="2"><text:bookmark-start text:name="_Toc208824261"/>Objetivos<text:bookmark-end text:name="_Toc208824261"/></text:h>
      <text:list text:style-name="LFO16" text:continue-numbering="true">
        <text:list-item>
          <text:p text:style-name="P169">Usar entornos en la nube para ejecutar proyectos de IA.</text:p>
        </text:list-item>
        <text:list-item>
          <text:p text:style-name="P170">Acceder a datasets reales y documentar proyectos.</text:p>
        </text:list-item>
        <text:list-item>
          <text:p text:style-name="P171">Fomentar buenas prácticas de colaboración y documentación.</text:p>
        </text:list-item>
      </text:list>
      <text:h text:style-name="Título2" text:outline-level="2"><text:bookmark-start text:name="_Toc208824262"/>Contenidos Propuestos<text:bookmark-end text:name="_Toc208824262"/></text:h>
      <text:list text:style-name="LFO17" text:continue-numbering="true">
        <text:list-item>
          <text:p text:style-name="P172">Google Colab y Kaggle Notebooks: ejecución de código en la nube.</text:p>
        </text:list-item>
        <text:list-item>
          <text:p text:style-name="P173">Fuentes de datasets: Kaggle, UCI, scikit-learn.</text:p>
        </text:list-item>
        <text:list-item>
          <text:p text:style-name="P174">Documentación en Markdown y notebooks.</text:p>
        </text:list-item>
        <text:list-item>
          <text:p text:style-name="P175">Proyecto transversal: repositorio en GitHub con los RA del curso.</text:p>
        </text:list-item>
      </text:list>
      <text:h text:style-name="Título2" text:outline-level="2"><text:bookmark-start text:name="_Toc208824263"/>Criterios de Evaluación<text:bookmark-end text:name="_Toc208824263"/></text:h>
      <text:list text:style-name="LFO18" text:continue-numbering="true">
        <text:list-item>
          <text:p text:style-name="P176">Ejecución de notebooks en Colab/Kaggle.</text:p>
        </text:list-item>
        <text:list-item>
          <text:p text:style-name="P177">Importación y uso de datasets reales.</text:p>
        </text:list-item>
        <text:list-item>
          <text:p text:style-name="P178">Documentación clara en README y notebooks.</text:p>
        </text:list-item>
        <text:list-item>
          <text:p text:style-name="P179">Proyecto transversal documentado en repositorio.</text:p>
        </text:list-item>
        <text:list-item>
          <text:p text:style-name="P180">Buenas prácticas de organización de proyectos.</text:p>
        </text:list-item>
        <text:list-item>
          <text:p text:style-name="P181">Integración de RA6 con los RA anteriore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lorenç Huguet Boren</meta:initial-creator>
    <dc:creator>Llorenç Huguet Boren</dc:creator>
    <meta:creation-date>2025-09-15T08:09:00Z</meta:creation-date>
    <dc:date>2025-09-15T08:27:00Z</dc:date>
    <meta:template xlink:href="Normal" xlink:type="simple"/>
    <meta:editing-cycles>2</meta:editing-cycles>
    <meta:editing-duration>PT1080S</meta:editing-duration>
    <meta:document-statistic meta:page-count="10" meta:paragraph-count="22" meta:word-count="1736" meta:character-count="11267" meta:row-count="79" meta:non-whitespace-character-count="9553"/>
  </office:meta>
</office:document-meta>
</file>